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MBX12" svg:font-family="CMBX12"/>
    <style:font-face style:name="CMR10" svg:font-family="CMR10"/>
    <style:font-face style:name="CMR7" svg:font-family="CMR7"/>
    <style:font-face style:name="CMTT10" svg:font-family="CMTT10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0dd977" officeooo:paragraph-rsid="000dd977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3921bf" officeooo:paragraph-rsid="003921b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0dd977" officeooo:paragraph-rsid="000dd977" style:font-size-asian="12pt" style:font-size-complex="12pt"/>
    </style:style>
    <style:style style:name="P4" style:family="paragraph" style:parent-style-name="Standard">
      <style:text-properties style:font-name="Arial" fo:font-size="12pt" officeooo:rsid="003921bf" officeooo:paragraph-rsid="003921bf" style:font-size-asian="12pt" style:font-size-complex="12pt"/>
    </style:style>
    <style:style style:name="P5" style:family="paragraph" style:parent-style-name="Standard">
      <style:text-properties style:font-name="Arial" fo:font-size="12pt" officeooo:paragraph-rsid="003921bf" style:font-size-asian="12pt" style:font-size-complex="12pt"/>
    </style:style>
    <style:style style:name="P6" style:family="paragraph" style:parent-style-name="Standard">
      <style:text-properties style:font-name="Arial" fo:font-size="12pt" officeooo:paragraph-rsid="00393724" style:font-size-asian="12pt" style:font-size-complex="12pt"/>
    </style:style>
    <style:style style:name="P7" style:family="paragraph" style:parent-style-name="Standard">
      <style:text-properties style:font-name="Arial" fo:font-size="12pt" officeooo:paragraph-rsid="003c3ad8" style:font-size-asian="12pt" style:font-size-complex="12pt"/>
    </style:style>
    <style:style style:name="P8" style:family="paragraph" style:parent-style-name="Text_20_body">
      <style:text-properties style:font-name="CMBX12" fo:font-size="14pt" fo:font-weight="normal" officeooo:rsid="0046549e" officeooo:paragraph-rsid="0046549e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CMBX12" fo:font-size="14pt" fo:font-weight="normal" officeooo:rsid="004ab3c9" officeooo:paragraph-rsid="004ab3c9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Arial" fo:font-size="12pt" officeooo:paragraph-rsid="003e35b6" style:font-size-asian="12pt" style:font-size-complex="12pt"/>
    </style:style>
    <style:style style:name="P12" style:family="paragraph" style:parent-style-name="Text_20_body">
      <style:text-properties style:font-name="Arial" fo:font-size="12pt" officeooo:rsid="0052e1d6" officeooo:paragraph-rsid="0052e1d6" style:font-size-asian="12pt" style:font-size-complex="12pt"/>
    </style:style>
    <style:style style:name="P13" style:family="paragraph" style:parent-style-name="Text_20_body">
      <style:text-properties style:font-name="Arial" fo:font-size="12pt" fo:font-weight="bold" officeooo:paragraph-rsid="00393724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Arial" fo:font-size="12pt" fo:font-weight="normal" officeooo:rsid="0044cbe3" officeooo:paragraph-rsid="0044cbe3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Arial" fo:font-size="12pt" fo:font-weight="normal" officeooo:rsid="0046549e" officeooo:paragraph-rsid="0046549e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Arial" fo:font-size="12pt" fo:font-weight="normal" officeooo:rsid="00475c35" officeooo:paragraph-rsid="00475c35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Arial" fo:font-size="12pt" fo:font-weight="normal" officeooo:rsid="004af811" officeooo:paragraph-rsid="004af811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Arial" fo:font-size="12pt" fo:font-weight="normal" officeooo:rsid="004c602a" officeooo:paragraph-rsid="004c602a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9825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93724" style:font-weight-asian="bold" style:font-weight-complex="bold"/>
    </style:style>
    <style:style style:name="T5" style:family="text">
      <style:text-properties fo:font-weight="bold" officeooo:rsid="00398254" style:font-weight-asian="bold" style:font-weight-complex="bold"/>
    </style:style>
    <style:style style:name="T6" style:family="text">
      <style:text-properties fo:font-weight="bold" officeooo:rsid="003c3ad8" style:font-weight-asian="bold" style:font-weight-complex="bold"/>
    </style:style>
    <style:style style:name="T7" style:family="text">
      <style:text-properties fo:font-weight="bold" officeooo:rsid="003e35b6" style:font-weight-asian="bold" style:font-weight-complex="bold"/>
    </style:style>
    <style:style style:name="T8" style:family="text">
      <style:text-properties fo:font-weight="bold" officeooo:rsid="004ccefa" style:font-weight-asian="bold" style:font-weight-complex="bold"/>
    </style:style>
    <style:style style:name="T9" style:family="text">
      <style:text-properties fo:font-weight="bold" officeooo:rsid="004cfc23" style:font-weight-asian="bold" style:font-weight-complex="bold"/>
    </style:style>
    <style:style style:name="T10" style:family="text">
      <style:text-properties officeooo:rsid="00379eba"/>
    </style:style>
    <style:style style:name="T11" style:family="text">
      <style:text-properties officeooo:rsid="003921bf"/>
    </style:style>
    <style:style style:name="T12" style:family="text">
      <style:text-properties officeooo:rsid="00398254"/>
    </style:style>
    <style:style style:name="T13" style:family="text">
      <style:text-properties fo:color="#ff0000"/>
    </style:style>
    <style:style style:name="T14" style:family="text">
      <style:text-properties style:font-name="Arial" fo:font-size="12pt"/>
    </style:style>
    <style:style style:name="T15" style:family="text">
      <style:text-properties officeooo:rsid="004f959e"/>
    </style:style>
    <style:style style:name="T16" style:family="text">
      <style:text-properties officeooo:rsid="00506147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5525<text:tab/><text:tab/><text:tab/><text:tab/><text:tab/>hw<text:span text:style-name="T10">2</text:span><text:tab/><text:tab/><text:tab/><text:tab/><text:tab/>Connor Wood</text:p>
      <text:p text:style-name="P3"/>
      <text:p text:style-name="P2">1. Word’s Most Frequent Tag Baseline (2 points)</text:p>
      <text:p text:style-name="P4"><text:tab/>python baseline.py data/twitter_train_universal.txt data/twitter_test_universal.txt </text:p>
      <text:p text:style-name="P5"><text:span text:style-name="T11"><text:tab/></text:span>python accuracy.py mft_baseline.out data/twitter_test_universal.txt</text:p>
      <text:p text:style-name="P4"><text:tab/>&gt;&gt; <text:s/>ACCURACY=<text:span text:style-name="T3">0.800494350282</text:span></text:p>
      <text:p text:style-name="P4"/>
      <text:p text:style-name="P6"><text:span text:style-name="T4">2. Viterbi Algorithm (6 points) </text:span><text:span text:style-name="T5">&amp; </text:span><text:span text:style-name="T3">3. Structured Perception (4 points)</text:span></text:p>
      <text:p text:style-name="P7"><text:span text:style-name="T3"><text:tab/></text:span><text:span text:style-name="T2">Trained and tested on twitter data: </text:span><text:span text:style-name="T6">0.853460451977</text:span></text:p>
      <text:p text:style-name="P6"><text:span text:style-name="T2"/></text:p>
      <text:p text:style-name="P13"><text:span text:style-name="T12">4. Cross-Domain Experiments (2 points) </text:span></text:p>
      <text:p text:style-name="P11"><text:tab/>Train on Penn Treebank<text:span text:style-name="T13"> </text:span>data and test on Twitter: <text:span text:style-name="T7">0.738877118644</text:span></text:p>
      <text:p text:style-name="P11"><text:span text:style-name="T12"><text:tab/></text:span>Train on NPS Chat<text:span text:style-name="T13"> </text:span>data and test on Twitter: <text:span text:style-name="T7">0.81479519774</text:span></text:p>
      <text:p text:style-name="P11"><text:tab/>Train on all the data and test on Twitter: <text:span text:style-name="T7">0.876765536723</text:span></text:p>
      <text:p text:style-name="P10"><text:tab/>What can you say about the performance of part-of-speech taggers when they are <text:tab/>applied on text outside their training domain? <text:span text:style-name="T7">The accuracy is not as good as when <text:tab/>applied to their training domain but is still okay. </text:span><text:span text:style-name="T8">This makes sense because the <text:tab/>words used in these different sources would be different and each have unique <text:tab/>words. </text:span><text:span text:style-name="T9">Combining all of them gives the best results since it knows all of the <text:tab/>unique words now.</text:span></text:p>
      <text:p text:style-name="P10"><text:span text:style-name="T7">5. Named Entity Recognition (4 points)</text:span></text:p>
      <text:p text:style-name="P14">processed 11570 tokens with 356 phrases; found: 311 phrases; correct: 148.</text:p>
      <text:p text:style-name="P14">accuracy: <text:s/>95.74%; precision: <text:s/>47.59%; recall: <text:s/>41.57%; FB1: <text:s/>44.38</text:p>
      <text:p text:style-name="P14"><text:s text:c="11"/>ENTITY: precision: <text:s/><text:span text:style-name="T3">47.59%</text:span>; recall: <text:s/><text:span text:style-name="T3">41.57%</text:span>; FB1: <text:s/><text:span text:style-name="T3">44.38</text:span> <text:s/>311</text:p>
      <text:p text:style-name="P14"/>
      <text:p text:style-name="P15">Adding NER data to features.<text:span text:style-name="T15">py, can be find in data/nerdata/all.txt</text:span></text:p>
      <text:p text:style-name="P8"><text:span text:style-name="T14">name data from: </text:span><text:a xlink:type="simple" xlink:href="https://github.com/enorvelle/NameDatabases/tree/master/NamesDatabases" text:style-name="Internet_20_link" text:visited-style-name="Visited_20_Internet_20_Link"><text:span text:style-name="T14">https://github.com/enorvelle/NameDatabases/tree/master/NamesDatabases</text:span></text:a></text:p>
      <text:p text:style-name="P16">company data from <text:a xlink:type="simple" xlink:href="https://en.wikipedia.org/wiki/List_of_companies_of_the_United_States" text:style-name="Internet_20_link" text:visited-style-name="Visited_20_Internet_20_Link">https://en.wikipedia.org/wiki/List_of_companies_of_the_United_States</text:a></text:p>
      <text:p text:style-name="P9"><text:span text:style-name="T14">city and states from </text:span><text:a xlink:type="simple" xlink:href="https://en.wikipedia.org/wiki/List_of_United_States_cities_by_population" text:style-name="Internet_20_link" text:visited-style-name="Visited_20_Internet_20_Link"><text:span text:style-name="T14">https://en.wikipedia.org/wiki/List_of_United_States_cities_by_population</text:span></text:a></text:p>
      <text:p text:style-name="P17"/>
      <text:p text:style-name="P12"><text:span text:style-name="T1">processed 11570 tokens with 356 phrases; found: 307 phrases; correct: 148.</text:span></text:p>
      <text:p text:style-name="P12"><text:span text:style-name="T1">accuracy: <text:s/>95.77%; precision: <text:s/>48.21%; recall: <text:s/>41.57%; FB1: <text:s/>44.65</text:span></text:p>
      <text:p text:style-name="P12"><text:span text:style-name="T1"><text:s text:c="11"/>ENTITY: precision: <text:s/></text:span><text:span text:style-name="T3">48.21%</text:span><text:span text:style-name="T1">; recall: <text:s/></text:span><text:span text:style-name="T3">41.57%</text:span><text:span text:style-name="T1">; FB1: </text:span><text:span text:style-name="T3"><text:s/>44.65</text:span><text:span text:style-name="T1"> <text:s/>30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MBX12" svg:font-family="CMBX12"/>
    <style:font-face style:name="CMR10" svg:font-family="CMR10"/>
    <style:font-face style:name="CMR7" svg:font-family="CMR7"/>
    <style:font-face style:name="CMTT10" svg:font-family="CMTT10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3:24:45.878371000</meta:creation-date>
    <meta:generator>LibreOffice/5.2.0.4$MacOSX_X86_64 LibreOffice_project/066b007f5ebcc236395c7d282ba488bca6720265</meta:generator>
    <dc:date>2017-04-03T18:20:40.571924000</dc:date>
    <meta:editing-duration>P4DT6H25M28S</meta:editing-duration>
    <meta:editing-cycles>47</meta:editing-cycles>
    <meta:document-statistic meta:table-count="0" meta:image-count="0" meta:object-count="0" meta:page-count="1" meta:paragraph-count="23" meta:word-count="232" meta:character-count="1816" meta:non-whitespace-character-count="1545"/>
  </office:meta>
</office:document-meta>
</file>